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9" table:default-cell-style-name="Default"/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table:style-name="Default" office:value-type="string" calcext:value-type="string">
            <text:p>I(T) (nA)</text:p>
          </table:table-cell>
          <table:table-cell table:style-name="Default"/>
          <table:table-cell/>
          <table:table-cell office:value-type="string" calcext:value-type="string">
            <text:p>Data for Root</text:p>
          </table:table-cell>
          <table:table-cell table:number-columns-repeated="3"/>
          <table:table-cell table:style-name="ce3"/>
          <table:table-cell table:number-columns-repeated="2"/>
          <table:table-cell table:style-name="ce5"/>
        </table:table-row>
        <table:table-row table:style-name="ro2">
          <table:table-cell office:value-type="time" office:time-value="PT19H14M30.8S" calcext:value-type="time">
            <text:p>19:14:30.8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0000001321432" calcext:value-type="float">
            <text:p>1.32E-08</text:p>
          </table:table-cell>
          <table:table-cell table:formula="of:=[.C2]*10^9" office:value-type="float" office:value="13.21432" calcext:value-type="float">
            <text:p>1.32E+01</text:p>
          </table:table-cell>
          <table:table-cell table:number-columns-repeated="2"/>
          <table:table-cell office:value-type="string" calcext:value-type="string">
            <text:p>Vav (v)</text:p>
          </table:table-cell>
          <table:table-cell office:value-type="string" calcext:value-type="string">
            <text:p>Iav(T) (nA)</text:p>
          </table:table-cell>
          <table:table-cell office:value-type="string" calcext:value-type="string">
            <text:p>eVav (v)</text:p>
          </table:table-cell>
          <table:table-cell office:value-type="string" calcext:value-type="string">
            <text:p>eIav(T)</text:p>
          </table:table-cell>
          <table:table-cell table:number-columns-repeated="3"/>
          <table:table-cell table:style-name="ce4"/>
        </table:table-row>
        <table:table-row table:style-name="ro2">
          <table:table-cell office:value-type="time" office:time-value="PT19H14M31.969S" calcext:value-type="time">
            <text:p>19:14:31.9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00000008250611" calcext:value-type="float">
            <text:p>8.25E-09</text:p>
          </table:table-cell>
          <table:table-cell table:formula="of:=[.C3]*10^9" office:value-type="float" office:value="8.250611" calcext:value-type="float">
            <text:p>8.25E+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table:formula="of:=AVERAGE([.D2:.D6])" office:value-type="float" office:value="6.8422862" calcext:value-type="float">
            <text:p>6.84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2:.D6])" office:value-type="float" office:value="8.31158975655059" calcext:value-type="float">
            <text:p>8.31E+00</text:p>
          </table:table-cell>
          <table:table-cell table:number-columns-repeated="4"/>
        </table:table-row>
        <table:table-row table:style-name="ro2">
          <table:table-cell office:value-type="time" office:time-value="PT19H14M33.136S" calcext:value-type="time">
            <text:p>19:14:33.14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0000001562608" calcext:value-type="float">
            <text:p>1.56E-08</text:p>
          </table:table-cell>
          <table:table-cell table:formula="of:=[.C4]*10^9" office:value-type="float" office:value="15.62608" calcext:value-type="float">
            <text:p>1.56E+01</text:p>
          </table:table-cell>
          <table:table-cell table:number-columns-repeated="10"/>
        </table:table-row>
        <table:table-row table:style-name="ro2">
          <table:table-cell office:value-type="time" office:time-value="PT19H14M34.303S" calcext:value-type="time">
            <text:p>19:14:34.3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-0.000000004554537" calcext:value-type="float">
            <text:p>-4.55E-09</text:p>
          </table:table-cell>
          <table:table-cell table:formula="of:=[.C5]*10^9" office:value-type="float" office:value="-4.554537" calcext:value-type="float">
            <text:p>-4.55E+00</text:p>
          </table:table-cell>
          <table:table-cell table:number-columns-repeated="10"/>
        </table:table-row>
        <table:table-row table:style-name="ro2">
          <table:table-cell office:value-type="time" office:time-value="PT19H14M35.471S" calcext:value-type="time">
            <text:p>19:14:35.4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00000001674957" calcext:value-type="float">
            <text:p>1.67E-09</text:p>
          </table:table-cell>
          <table:table-cell table:formula="of:=[.C6]*10^9" office:value-type="float" office:value="1.674957" calcext:value-type="float">
            <text:p>1.67E+00</text:p>
          </table:table-cell>
          <table:table-cell table:number-columns-repeated="10"/>
        </table:table-row>
        <table:table-row table:style-name="ro2">
          <table:table-cell office:value-type="time" office:time-value="PT19H14M45.651S" calcext:value-type="time">
            <text:p>19:14:45.65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0.00000001032851" calcext:value-type="float">
            <text:p>1.03E-08</text:p>
          </table:table-cell>
          <table:table-cell table:formula="of:=[.C7]*10^9" office:value-type="float" office:value="10.32851" calcext:value-type="float">
            <text:p>1.03E+01</text:p>
          </table:table-cell>
          <table:table-cell table:number-columns-repeated="10"/>
        </table:table-row>
        <table:table-row table:style-name="ro2">
          <table:table-cell office:value-type="time" office:time-value="PT19H14M46.823S" calcext:value-type="time">
            <text:p>19:14:46.82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1261109" calcext:value-type="float">
            <text:p>-1.26E-08</text:p>
          </table:table-cell>
          <table:table-cell table:formula="of:=[.C8]*10^9" office:value-type="float" office:value="-12.61109" calcext:value-type="float">
            <text:p>-1.26E+01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style-name="ce4" table:formula="of:=AVERAGE([.D7:.D11])" office:value-type="float" office:value="-1.23106832" calcext:value-type="float">
            <text:p>-1.23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7:.D11])" office:value-type="float" office:value="10.7547528932196" calcext:value-type="float">
            <text:p>1.08E+01</text:p>
          </table:table-cell>
          <table:table-cell table:number-columns-repeated="4"/>
        </table:table-row>
        <table:table-row table:style-name="ro2">
          <table:table-cell office:value-type="time" office:time-value="PT19H14M47.991S" calcext:value-type="time">
            <text:p>19:14:47.99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0.000000008192877" calcext:value-type="float">
            <text:p>8.19E-09</text:p>
          </table:table-cell>
          <table:table-cell table:formula="of:=[.C9]*10^9" office:value-type="float" office:value="8.192877" calcext:value-type="float">
            <text:p>8.19E+00</text:p>
          </table:table-cell>
          <table:table-cell table:number-columns-repeated="10"/>
        </table:table-row>
        <table:table-row table:style-name="ro2">
          <table:table-cell office:value-type="time" office:time-value="PT19H14M49.159S" calcext:value-type="time">
            <text:p>19:14:49.16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003492586" calcext:value-type="float">
            <text:p>-3.49E-10</text:p>
          </table:table-cell>
          <table:table-cell table:formula="of:=[.C10]*10^9" office:value-type="float" office:value="-0.3492586" calcext:value-type="float">
            <text:p>-3.49E-01</text:p>
          </table:table-cell>
          <table:table-cell table:number-columns-repeated="10"/>
        </table:table-row>
        <table:table-row table:style-name="ro2">
          <table:table-cell office:value-type="time" office:time-value="PT19H14M50.326S" calcext:value-type="time">
            <text:p>19:14:50.33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1171638" calcext:value-type="float">
            <text:p>-1.17E-08</text:p>
          </table:table-cell>
          <table:table-cell table:formula="of:=[.C11]*10^9" office:value-type="float" office:value="-11.71638" calcext:value-type="float">
            <text:p>-1.17E+01</text:p>
          </table:table-cell>
          <table:table-cell table:number-columns-repeated="10"/>
        </table:table-row>
        <table:table-row table:style-name="ro2">
          <table:table-cell office:value-type="time" office:time-value="PT19H15M00.508S" calcext:value-type="time">
            <text:p>19:15:00.51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0.000000002573709" calcext:value-type="float">
            <text:p>2.57E-09</text:p>
          </table:table-cell>
          <table:table-cell table:formula="of:=[.C12]*10^9" office:value-type="float" office:value="2.573709" calcext:value-type="float">
            <text:p>2.57E+00</text:p>
          </table:table-cell>
          <table:table-cell table:number-columns-repeated="10"/>
        </table:table-row>
        <table:table-row table:style-name="ro2">
          <table:table-cell office:value-type="time" office:time-value="PT19H15M01.68S" calcext:value-type="time">
            <text:p>19:15:01.68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007738878" calcext:value-type="float">
            <text:p>-7.74E-10</text:p>
          </table:table-cell>
          <table:table-cell table:formula="of:=[.C13]*10^9" office:value-type="float" office:value="-0.7738878" calcext:value-type="float">
            <text:p>-7.74E-0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" table:formula="of:=AVERAGE([.D12:.D16])" office:value-type="float" office:value="-2.33025176" calcext:value-type="float">
            <text:p>-2.33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12:.D16])" office:value-type="float" office:value="11.7152083262842" calcext:value-type="float">
            <text:p>1.17E+01</text:p>
          </table:table-cell>
          <table:table-cell table:number-columns-repeated="4"/>
        </table:table-row>
        <table:table-row table:style-name="ro2">
          <table:table-cell office:value-type="time" office:time-value="PT19H15M02.848S" calcext:value-type="time">
            <text:p>19:15:02.85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1649093" calcext:value-type="float">
            <text:p>-1.65E-08</text:p>
          </table:table-cell>
          <table:table-cell table:formula="of:=[.C14]*10^9" office:value-type="float" office:value="-16.49093" calcext:value-type="float">
            <text:p>-1.65E+01</text:p>
          </table:table-cell>
          <table:table-cell table:number-columns-repeated="10"/>
        </table:table-row>
        <table:table-row table:style-name="ro2">
          <table:table-cell office:value-type="time" office:time-value="PT19H15M04.014S" calcext:value-type="time">
            <text:p>19:15:04.01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0.00000001361002" calcext:value-type="float">
            <text:p>1.36E-08</text:p>
          </table:table-cell>
          <table:table-cell table:formula="of:=[.C15]*10^9" office:value-type="float" office:value="13.61002" calcext:value-type="float">
            <text:p>1.36E+01</text:p>
          </table:table-cell>
          <table:table-cell table:number-columns-repeated="10"/>
        </table:table-row>
        <table:table-row table:style-name="ro2">
          <table:table-cell office:value-type="time" office:time-value="PT19H15M05.182S" calcext:value-type="time">
            <text:p>19:15:05.18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1057017" calcext:value-type="float">
            <text:p>-1.06E-08</text:p>
          </table:table-cell>
          <table:table-cell table:formula="of:=[.C16]*10^9" office:value-type="float" office:value="-10.57017" calcext:value-type="float">
            <text:p>-1.06E+01</text:p>
          </table:table-cell>
          <table:table-cell table:number-columns-repeated="10"/>
        </table:table-row>
        <table:table-row table:style-name="ro2">
          <table:table-cell office:value-type="time" office:time-value="PT19H15M15.365S" calcext:value-type="time">
            <text:p>19:15:15.37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-0.00000001084641" calcext:value-type="float">
            <text:p>-1.08E-08</text:p>
          </table:table-cell>
          <table:table-cell table:formula="of:=[.C17]*10^9" office:value-type="float" office:value="-10.84641" calcext:value-type="float">
            <text:p>-1.08E+01</text:p>
          </table:table-cell>
          <table:table-cell table:number-columns-repeated="10"/>
        </table:table-row>
        <table:table-row table:style-name="ro2">
          <table:table-cell office:value-type="time" office:time-value="PT19H15M16.544S" calcext:value-type="time">
            <text:p>19:15:16.54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-0.00000001572819" calcext:value-type="float">
            <text:p>-1.57E-08</text:p>
          </table:table-cell>
          <table:table-cell table:formula="of:=[.C18]*10^9" office:value-type="float" office:value="-15.72819" calcext:value-type="float">
            <text:p>-1.57E+0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4" table:formula="of:=AVERAGE([.D17:.D21])" office:value-type="float" office:value="-2.4531754" calcext:value-type="float">
            <text:p>-2.45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17:.D21])" office:value-type="float" office:value="12.3844495788186" calcext:value-type="float">
            <text:p>1.24E+01</text:p>
          </table:table-cell>
          <table:table-cell table:number-columns-repeated="4"/>
        </table:table-row>
        <table:table-row table:style-name="ro2">
          <table:table-cell office:value-type="time" office:time-value="PT19H15M17.719S" calcext:value-type="time">
            <text:p>19:15:17.72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0.0000000115034" calcext:value-type="float">
            <text:p>1.15E-08</text:p>
          </table:table-cell>
          <table:table-cell table:formula="of:=[.C19]*10^9" office:value-type="float" office:value="11.5034" calcext:value-type="float">
            <text:p>1.15E+01</text:p>
          </table:table-cell>
          <table:table-cell table:number-columns-repeated="10"/>
        </table:table-row>
        <table:table-row table:style-name="ro2">
          <table:table-cell office:value-type="time" office:time-value="PT19H15M18.895S" calcext:value-type="time">
            <text:p>19:15:18.90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0.000000009837856" calcext:value-type="float">
            <text:p>9.84E-09</text:p>
          </table:table-cell>
          <table:table-cell table:formula="of:=[.C20]*10^9" office:value-type="float" office:value="9.837856" calcext:value-type="float">
            <text:p>9.84E+00</text:p>
          </table:table-cell>
          <table:table-cell table:number-columns-repeated="10"/>
        </table:table-row>
        <table:table-row table:style-name="ro2">
          <table:table-cell office:value-type="time" office:time-value="PT19H15M20.078S" calcext:value-type="time">
            <text:p>19:15:20.08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-0.000000007032533" calcext:value-type="float">
            <text:p>-7.03E-09</text:p>
          </table:table-cell>
          <table:table-cell table:formula="of:=[.C21]*10^9" office:value-type="float" office:value="-7.032533" calcext:value-type="float">
            <text:p>-7.03E+00</text:p>
          </table:table-cell>
          <table:table-cell table:number-columns-repeated="10"/>
        </table:table-row>
        <table:table-row table:style-name="ro2">
          <table:table-cell office:value-type="time" office:time-value="PT19H15M30.267S" calcext:value-type="time">
            <text:p>19:15:30.27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09646588" calcext:value-type="float">
            <text:p>-9.65E-09</text:p>
          </table:table-cell>
          <table:table-cell table:formula="of:=[.C22]*10^9" office:value-type="float" office:value="-9.646588" calcext:value-type="float">
            <text:p>-9.65E+00</text:p>
          </table:table-cell>
          <table:table-cell table:number-columns-repeated="10"/>
        </table:table-row>
        <table:table-row table:style-name="ro2">
          <table:table-cell office:value-type="time" office:time-value="PT19H15M31.439S" calcext:value-type="time">
            <text:p>19:15:31.44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09992952" calcext:value-type="float">
            <text:p>-9.99E-09</text:p>
          </table:table-cell>
          <table:table-cell table:formula="of:=[.C23]*10^9" office:value-type="float" office:value="-9.992952" calcext:value-type="float">
            <text:p>-9.99E+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4" table:formula="of:=AVERAGE([.D22:.D26])" office:value-type="float" office:value="-6.6542662" calcext:value-type="float">
            <text:p>-6.65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22:.D26])" office:value-type="float" office:value="8.24386406959111" calcext:value-type="float">
            <text:p>8.24E+00</text:p>
          </table:table-cell>
          <table:table-cell table:number-columns-repeated="4"/>
        </table:table-row>
        <table:table-row table:style-name="ro2">
          <table:table-cell office:value-type="time" office:time-value="PT19H15M32.615S" calcext:value-type="time">
            <text:p>19:15:32.62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0.000000007467328" calcext:value-type="float">
            <text:p>7.47E-09</text:p>
          </table:table-cell>
          <table:table-cell table:formula="of:=[.C24]*10^9" office:value-type="float" office:value="7.467328" calcext:value-type="float">
            <text:p>7.47E+00</text:p>
          </table:table-cell>
          <table:table-cell table:number-columns-repeated="10"/>
        </table:table-row>
        <table:table-row table:style-name="ro2">
          <table:table-cell office:value-type="time" office:time-value="PT19H15M33.791S" calcext:value-type="time">
            <text:p>19:15:33.79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07234569" calcext:value-type="float">
            <text:p>-7.23E-09</text:p>
          </table:table-cell>
          <table:table-cell table:formula="of:=[.C25]*10^9" office:value-type="float" office:value="-7.234569" calcext:value-type="float">
            <text:p>-7.23E+00</text:p>
          </table:table-cell>
          <table:table-cell table:number-columns-repeated="10"/>
        </table:table-row>
        <table:table-row table:style-name="ro2">
          <table:table-cell office:value-type="time" office:time-value="PT19H15M34.966S" calcext:value-type="time">
            <text:p>19:15:34.97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1386455" calcext:value-type="float">
            <text:p>-1.39E-08</text:p>
          </table:table-cell>
          <table:table-cell table:formula="of:=[.C26]*10^9" office:value-type="float" office:value="-13.86455" calcext:value-type="float">
            <text:p>-1.39E+01</text:p>
          </table:table-cell>
          <table:table-cell table:number-columns-repeated="10"/>
        </table:table-row>
        <table:table-row table:style-name="ro2">
          <table:table-cell office:value-type="time" office:time-value="PT19H15M45.154S" calcext:value-type="time">
            <text:p>19:15:45.15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0.000000004845329" calcext:value-type="float">
            <text:p>4.85E-09</text:p>
          </table:table-cell>
          <table:table-cell table:formula="of:=[.C27]*10^9" office:value-type="float" office:value="4.845329" calcext:value-type="float">
            <text:p>4.85E+00</text:p>
          </table:table-cell>
          <table:table-cell table:number-columns-repeated="10"/>
        </table:table-row>
        <table:table-row table:style-name="ro2">
          <table:table-cell office:value-type="time" office:time-value="PT19H15M46.327S" calcext:value-type="time">
            <text:p>19:15:46.33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0.00000000203778" calcext:value-type="float">
            <text:p>2.04E-09</text:p>
          </table:table-cell>
          <table:table-cell table:formula="of:=[.C28]*10^9" office:value-type="float" office:value="2.03778" calcext:value-type="float">
            <text:p>2.04E+0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" table:formula="of:=AVERAGE([.D27:.D31])" office:value-type="float" office:value="0.563345060000001" calcext:value-type="float">
            <text:p>5.63E-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27:.D31])" office:value-type="float" office:value="6.80011805407022" calcext:value-type="float">
            <text:p>6.80E+00</text:p>
          </table:table-cell>
          <table:table-cell table:number-columns-repeated="4"/>
        </table:table-row>
        <table:table-row table:style-name="ro2">
          <table:table-cell office:value-type="time" office:time-value="PT19H15M47.503S" calcext:value-type="time">
            <text:p>19:15:47.50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0.000000006745836" calcext:value-type="float">
            <text:p>6.75E-09</text:p>
          </table:table-cell>
          <table:table-cell table:formula="of:=[.C29]*10^9" office:value-type="float" office:value="6.745836" calcext:value-type="float">
            <text:p>6.75E+00</text:p>
          </table:table-cell>
          <table:table-cell table:number-columns-repeated="10"/>
        </table:table-row>
        <table:table-row table:style-name="ro2">
          <table:table-cell office:value-type="time" office:time-value="PT19H15M48.687S" calcext:value-type="time">
            <text:p>19:15:48.69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001637297" calcext:value-type="float">
            <text:p>-1.64E-10</text:p>
          </table:table-cell>
          <table:table-cell table:formula="of:=[.C30]*10^9" office:value-type="float" office:value="-0.1637297" calcext:value-type="float">
            <text:p>-1.64E-01</text:p>
          </table:table-cell>
          <table:table-cell table:number-columns-repeated="10"/>
        </table:table-row>
        <table:table-row table:style-name="ro2">
          <table:table-cell office:value-type="time" office:time-value="PT19H15M49.87S" calcext:value-type="time">
            <text:p>19:15:49.87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1064849" calcext:value-type="float">
            <text:p>-1.06E-08</text:p>
          </table:table-cell>
          <table:table-cell table:formula="of:=[.C31]*10^9" office:value-type="float" office:value="-10.64849" calcext:value-type="float">
            <text:p>-1.06E+01</text:p>
          </table:table-cell>
          <table:table-cell table:number-columns-repeated="10"/>
        </table:table-row>
        <table:table-row table:style-name="ro2">
          <table:table-cell office:value-type="time" office:time-value="PT19H16M00.048S" calcext:value-type="time">
            <text:p>19:16:00.05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0.000000003752778" calcext:value-type="float">
            <text:p>3.75E-09</text:p>
          </table:table-cell>
          <table:table-cell table:formula="of:=[.C32]*10^9" office:value-type="float" office:value="3.752778" calcext:value-type="float">
            <text:p>3.75E+00</text:p>
          </table:table-cell>
          <table:table-cell table:number-columns-repeated="10"/>
        </table:table-row>
        <table:table-row table:style-name="ro2">
          <table:table-cell office:value-type="time" office:time-value="PT19H16M01.224S" calcext:value-type="time">
            <text:p>19:16:01.22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9757895" calcext:value-type="float">
            <text:p>-9.76E-09</text:p>
          </table:table-cell>
          <table:table-cell table:formula="of:=[.C33]*10^9" office:value-type="float" office:value="-9.757895" calcext:value-type="float">
            <text:p>-9.76E+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style-name="ce4" table:formula="of:=AVERAGE([.D32:.D36])" office:value-type="float" office:value="-2.9897286" calcext:value-type="float">
            <text:p>-2.99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32:.D36])" office:value-type="float" office:value="7.16490720255638" calcext:value-type="float">
            <text:p>7.16E+00</text:p>
          </table:table-cell>
          <table:table-cell table:number-columns-repeated="4"/>
        </table:table-row>
        <table:table-row table:style-name="ro2">
          <table:table-cell office:value-type="time" office:time-value="PT19H16M02.399S" calcext:value-type="time">
            <text:p>19:16:02.40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4142223" calcext:value-type="float">
            <text:p>-4.14E-09</text:p>
          </table:table-cell>
          <table:table-cell table:formula="of:=[.C34]*10^9" office:value-type="float" office:value="-4.142223" calcext:value-type="float">
            <text:p>-4.14E+00</text:p>
          </table:table-cell>
          <table:table-cell table:number-columns-repeated="10"/>
        </table:table-row>
        <table:table-row table:style-name="ro2">
          <table:table-cell office:value-type="time" office:time-value="PT19H16M03.574S" calcext:value-type="time">
            <text:p>19:16:03.57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0.000000005084395" calcext:value-type="float">
            <text:p>5.08E-09</text:p>
          </table:table-cell>
          <table:table-cell table:formula="of:=[.C35]*10^9" office:value-type="float" office:value="5.084395" calcext:value-type="float">
            <text:p>5.08E+00</text:p>
          </table:table-cell>
          <table:table-cell table:number-columns-repeated="10"/>
        </table:table-row>
        <table:table-row table:style-name="ro2">
          <table:table-cell office:value-type="time" office:time-value="PT19H16M04.749S" calcext:value-type="time">
            <text:p>19:16:04.75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9885698" calcext:value-type="float">
            <text:p>-9.89E-09</text:p>
          </table:table-cell>
          <table:table-cell table:formula="of:=[.C36]*10^9" office:value-type="float" office:value="-9.885698" calcext:value-type="float">
            <text:p>-9.89E+00</text:p>
          </table:table-cell>
          <table:table-cell table:number-columns-repeated="10"/>
        </table:table-row>
        <table:table-row table:style-name="ro2">
          <table:table-cell office:value-type="time" office:time-value="PT19H16M14.928S" calcext:value-type="time">
            <text:p>19:16:14.93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0.000000002862323" calcext:value-type="float">
            <text:p>2.86E-09</text:p>
          </table:table-cell>
          <table:table-cell table:formula="of:=[.C37]*10^9" office:value-type="float" office:value="2.862323" calcext:value-type="float">
            <text:p>2.86E+00</text:p>
          </table:table-cell>
          <table:table-cell table:number-columns-repeated="10"/>
        </table:table-row>
        <table:table-row table:style-name="ro2">
          <table:table-cell office:value-type="time" office:time-value="PT19H16M16.111S" calcext:value-type="time">
            <text:p>19:16:16.11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-0.000000005148264" calcext:value-type="float">
            <text:p>-5.15E-09</text:p>
          </table:table-cell>
          <table:table-cell table:formula="of:=[.C38]*10^9" office:value-type="float" office:value="-5.148264" calcext:value-type="float">
            <text:p>-5.15E+0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style-name="ce4" table:formula="of:=AVERAGE([.D37:.D41])" office:value-type="float" office:value="-3.0111146" calcext:value-type="float">
            <text:p>-3.01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37:.D41])" office:value-type="float" office:value="5.98179544889336" calcext:value-type="float">
            <text:p>5.98E+00</text:p>
          </table:table-cell>
          <table:table-cell table:number-columns-repeated="4"/>
        </table:table-row>
        <table:table-row table:style-name="ro2">
          <table:table-cell office:value-type="time" office:time-value="PT19H16M17.295S" calcext:value-type="time">
            <text:p>19:16:17.30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-0.000000009411549" calcext:value-type="float">
            <text:p>-9.41E-09</text:p>
          </table:table-cell>
          <table:table-cell table:formula="of:=[.C39]*10^9" office:value-type="float" office:value="-9.411549" calcext:value-type="float">
            <text:p>-9.41E+00</text:p>
          </table:table-cell>
          <table:table-cell table:number-columns-repeated="10"/>
        </table:table-row>
        <table:table-row table:style-name="ro2">
          <table:table-cell office:value-type="time" office:time-value="PT19H16M18.478S" calcext:value-type="time">
            <text:p>19:16:18.48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-0.000000007135617" calcext:value-type="float">
            <text:p>-7.14E-09</text:p>
          </table:table-cell>
          <table:table-cell table:formula="of:=[.C40]*10^9" office:value-type="float" office:value="-7.135617" calcext:value-type="float">
            <text:p>-7.14E+00</text:p>
          </table:table-cell>
          <table:table-cell table:number-columns-repeated="10"/>
        </table:table-row>
        <table:table-row table:style-name="ro2">
          <table:table-cell office:value-type="time" office:time-value="PT19H16M19.653S" calcext:value-type="time">
            <text:p>19:16:19.65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0.000000003777534" calcext:value-type="float">
            <text:p>3.78E-09</text:p>
          </table:table-cell>
          <table:table-cell table:formula="of:=[.C41]*10^9" office:value-type="float" office:value="3.777534" calcext:value-type="float">
            <text:p>3.78E+00</text:p>
          </table:table-cell>
          <table:table-cell table:number-columns-repeated="10"/>
        </table:table-row>
        <table:table-row table:style-name="ro2">
          <table:table-cell office:value-type="time" office:time-value="PT19H16M29.834S" calcext:value-type="time">
            <text:p>19:16:29.83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0.00000000148945" calcext:value-type="float">
            <text:p>1.49E-09</text:p>
          </table:table-cell>
          <table:table-cell table:formula="of:=[.C42]*10^9" office:value-type="float" office:value="1.48945" calcext:value-type="float">
            <text:p>1.49E+00</text:p>
          </table:table-cell>
          <table:table-cell table:number-columns-repeated="10"/>
        </table:table-row>
        <table:table-row table:style-name="ro2">
          <table:table-cell office:value-type="time" office:time-value="PT19H16M31.007S" calcext:value-type="time">
            <text:p>19:16:31.01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0.000000001114278" calcext:value-type="float">
            <text:p>1.11E-09</text:p>
          </table:table-cell>
          <table:table-cell table:formula="of:=[.C43]*10^9" office:value-type="float" office:value="1.114278" calcext:value-type="float">
            <text:p>1.11E+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4" table:formula="of:=AVERAGE([.D42:.D46])" office:value-type="float" office:value="-0.16712018" calcext:value-type="float">
            <text:p>-1.67E-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42:.D46])" office:value-type="float" office:value="3.92834827966924" calcext:value-type="float">
            <text:p>3.93E+00</text:p>
          </table:table-cell>
          <table:table-cell table:number-columns-repeated="4"/>
        </table:table-row>
        <table:table-row table:style-name="ro2">
          <table:table-cell office:value-type="time" office:time-value="PT19H16M32.183S" calcext:value-type="time">
            <text:p>19:16:32.18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0.0000000004587821" calcext:value-type="float">
            <text:p>4.59E-10</text:p>
          </table:table-cell>
          <table:table-cell table:formula="of:=[.C44]*10^9" office:value-type="float" office:value="0.4587821" calcext:value-type="float">
            <text:p>4.59E-01</text:p>
          </table:table-cell>
          <table:table-cell table:number-columns-repeated="10"/>
        </table:table-row>
        <table:table-row table:style-name="ro2">
          <table:table-cell office:value-type="time" office:time-value="PT19H16M33.358S" calcext:value-type="time">
            <text:p>19:16:33.36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6978923" calcext:value-type="float">
            <text:p>-6.98E-09</text:p>
          </table:table-cell>
          <table:table-cell table:formula="of:=[.C45]*10^9" office:value-type="float" office:value="-6.978923" calcext:value-type="float">
            <text:p>-6.98E+00</text:p>
          </table:table-cell>
          <table:table-cell table:number-columns-repeated="10"/>
        </table:table-row>
        <table:table-row table:style-name="ro2">
          <table:table-cell office:value-type="time" office:time-value="PT19H16M34.526S" calcext:value-type="time">
            <text:p>19:16:34.53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0.000000003080812" calcext:value-type="float">
            <text:p>3.08E-09</text:p>
          </table:table-cell>
          <table:table-cell table:formula="of:=[.C46]*10^9" office:value-type="float" office:value="3.080812" calcext:value-type="float">
            <text:p>3.08E+00</text:p>
          </table:table-cell>
          <table:table-cell table:number-columns-repeated="10"/>
        </table:table-row>
        <table:table-row table:style-name="ro2">
          <table:table-cell office:value-type="time" office:time-value="PT19H16M44.707S" calcext:value-type="time">
            <text:p>19:16:44.71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7663355" calcext:value-type="float">
            <text:p>-7.66E-09</text:p>
          </table:table-cell>
          <table:table-cell table:formula="of:=[.C47]*10^9" office:value-type="float" office:value="-7.663355" calcext:value-type="float">
            <text:p>-7.66E+00</text:p>
          </table:table-cell>
          <table:table-cell table:number-columns-repeated="10"/>
        </table:table-row>
        <table:table-row table:style-name="ro2">
          <table:table-cell office:value-type="time" office:time-value="PT19H16M45.879S" calcext:value-type="time">
            <text:p>19:16:45.88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01101286" calcext:value-type="float">
            <text:p>-1.10E-10</text:p>
          </table:table-cell>
          <table:table-cell table:formula="of:=[.C48]*10^9" office:value-type="float" office:value="-0.1101286" calcext:value-type="float">
            <text:p>-1.10E-01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style-name="ce4" table:formula="of:=AVERAGE([.D47:.D51])" office:value-type="float" office:value="-4.00138432" calcext:value-type="float">
            <text:p>-4.00E+00</text:p>
          </table:table-cell>
          <table:table-cell table:style-name="ce5" office:value-type="float" office:value="0.05" calcext:value-type="float">
            <text:p>0.05</text:p>
          </table:table-cell>
          <table:table-cell table:style-name="ce4" table:formula="of:=STDEV([.D47:.D51])" office:value-type="float" office:value="4.96655139144003" calcext:value-type="float">
            <text:p>4.97E+00</text:p>
          </table:table-cell>
          <table:table-cell table:number-columns-repeated="4"/>
        </table:table-row>
        <table:table-row table:style-name="ro2">
          <table:table-cell office:value-type="time" office:time-value="PT19H16M47.055S" calcext:value-type="time">
            <text:p>19:16:47.06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0.000000002346986" calcext:value-type="float">
            <text:p>2.35E-09</text:p>
          </table:table-cell>
          <table:table-cell table:formula="of:=[.C49]*10^9" office:value-type="float" office:value="2.346986" calcext:value-type="float">
            <text:p>2.35E+00</text:p>
          </table:table-cell>
          <table:table-cell table:number-columns-repeated="10"/>
        </table:table-row>
        <table:table-row table:style-name="ro2">
          <table:table-cell office:value-type="time" office:time-value="PT19H16M48.238S" calcext:value-type="time">
            <text:p>19:16:48.24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5267831" calcext:value-type="float">
            <text:p>-5.27E-09</text:p>
          </table:table-cell>
          <table:table-cell table:formula="of:=[.C50]*10^9" office:value-type="float" office:value="-5.267831" calcext:value-type="float">
            <text:p>-5.27E+00</text:p>
          </table:table-cell>
          <table:table-cell table:number-columns-repeated="10"/>
        </table:table-row>
        <table:table-row table:style-name="ro2">
          <table:table-cell office:value-type="time" office:time-value="PT19H16M49.422S" calcext:value-type="time">
            <text:p>19:16:49.42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9312593" calcext:value-type="float">
            <text:p>-9.31E-09</text:p>
          </table:table-cell>
          <table:table-cell table:formula="of:=[.C51]*10^9" office:value-type="float" office:value="-9.312593" calcext:value-type="float">
            <text:p>-9.31E+00</text:p>
          </table:table-cell>
          <table:table-cell table:number-columns-repeated="10"/>
        </table:table-row>
        <table:table-row table:style-name="ro2">
          <table:table-cell office:value-type="time" office:time-value="PT19H16M59.611S" calcext:value-type="time">
            <text:p>19:16:59.61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6306865" calcext:value-type="float">
            <text:p>-6.31E-09</text:p>
          </table:table-cell>
          <table:table-cell table:formula="of:=[.C52]*10^9" office:value-type="float" office:value="-6.306865" calcext:value-type="float">
            <text:p>-6.31E+00</text:p>
          </table:table-cell>
          <table:table-cell table:number-columns-repeated="10"/>
        </table:table-row>
        <table:table-row table:style-name="ro2">
          <table:table-cell office:value-type="time" office:time-value="PT19H17M00.783S" calcext:value-type="time">
            <text:p>19:17:00.78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8422026" calcext:value-type="float">
            <text:p>-8.42E-09</text:p>
          </table:table-cell>
          <table:table-cell table:formula="of:=[.C53]*10^9" office:value-type="float" office:value="-8.422026" calcext:value-type="float">
            <text:p>-8.42E+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table:formula="of:=AVERAGE([.D52:.D56])" office:value-type="float" office:value="-4.705552" calcext:value-type="float">
            <text:p>-4.71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52:.D56])" office:value-type="float" office:value="4.04306993670355" calcext:value-type="float">
            <text:p>4.04E+00</text:p>
          </table:table-cell>
          <table:table-cell table:number-columns-repeated="4"/>
        </table:table-row>
        <table:table-row table:style-name="ro2">
          <table:table-cell office:value-type="time" office:time-value="PT19H17M01.951S" calcext:value-type="time">
            <text:p>19:17:01.95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2216817" calcext:value-type="float">
            <text:p>-2.22E-09</text:p>
          </table:table-cell>
          <table:table-cell table:formula="of:=[.C54]*10^9" office:value-type="float" office:value="-2.216817" calcext:value-type="float">
            <text:p>-2.22E+00</text:p>
          </table:table-cell>
          <table:table-cell table:number-columns-repeated="10"/>
        </table:table-row>
        <table:table-row table:style-name="ro2">
          <table:table-cell office:value-type="time" office:time-value="PT19H17M03.126S" calcext:value-type="time">
            <text:p>19:17:03.13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0.000000001114295" calcext:value-type="float">
            <text:p>1.11E-09</text:p>
          </table:table-cell>
          <table:table-cell table:formula="of:=[.C55]*10^9" office:value-type="float" office:value="1.114295" calcext:value-type="float">
            <text:p>1.11E+00</text:p>
          </table:table-cell>
          <table:table-cell table:number-columns-repeated="10"/>
        </table:table-row>
        <table:table-row table:style-name="ro2">
          <table:table-cell office:value-type="time" office:time-value="PT19H17M04.301S" calcext:value-type="time">
            <text:p>19:17:04.30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7696347" calcext:value-type="float">
            <text:p>-7.70E-09</text:p>
          </table:table-cell>
          <table:table-cell table:formula="of:=[.C56]*10^9" office:value-type="float" office:value="-7.696347" calcext:value-type="float">
            <text:p>-7.70E+00</text:p>
          </table:table-cell>
          <table:table-cell table:number-columns-repeated="10"/>
        </table:table-row>
        <table:table-row table:style-name="ro2">
          <table:table-cell office:value-type="time" office:time-value="PT19H17M14.483S" calcext:value-type="time">
            <text:p>19:17:14.48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05100429" calcext:value-type="float">
            <text:p>-5.10E-10</text:p>
          </table:table-cell>
          <table:table-cell table:formula="of:=[.C57]*10^9" office:value-type="float" office:value="-0.5100429" calcext:value-type="float">
            <text:p>-5.10E-01</text:p>
          </table:table-cell>
          <table:table-cell table:number-columns-repeated="10"/>
        </table:table-row>
        <table:table-row table:style-name="ro2">
          <table:table-cell office:value-type="time" office:time-value="PT19H17M15.663S" calcext:value-type="time">
            <text:p>19:17:15.66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0.0000000006319327" calcext:value-type="float">
            <text:p>6.32E-10</text:p>
          </table:table-cell>
          <table:table-cell table:formula="of:=[.C58]*10^9" office:value-type="float" office:value="0.6319327" calcext:value-type="float">
            <text:p>6.32E-0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style-name="ce4" table:formula="of:=AVERAGE([.D57:.D61])" office:value-type="float" office:value="-2.487407412" calcext:value-type="float">
            <text:p>-2.49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57:.D61])" office:value-type="float" office:value="3.68916228399956" calcext:value-type="float">
            <text:p>3.69E+00</text:p>
          </table:table-cell>
          <table:table-cell table:number-columns-repeated="4"/>
        </table:table-row>
        <table:table-row table:style-name="ro2">
          <table:table-cell office:value-type="time" office:time-value="PT19H17M16.846S" calcext:value-type="time">
            <text:p>19:17:16.85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4505051" calcext:value-type="float">
            <text:p>-4.51E-09</text:p>
          </table:table-cell>
          <table:table-cell table:formula="of:=[.C59]*10^9" office:value-type="float" office:value="-4.505051" calcext:value-type="float">
            <text:p>-4.51E+00</text:p>
          </table:table-cell>
          <table:table-cell table:number-columns-repeated="10"/>
        </table:table-row>
        <table:table-row table:style-name="ro2">
          <table:table-cell office:value-type="time" office:time-value="PT19H17M18.03S" calcext:value-type="time">
            <text:p>19:17:18.03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8026202" calcext:value-type="float">
            <text:p>-8.03E-09</text:p>
          </table:table-cell>
          <table:table-cell table:formula="of:=[.C60]*10^9" office:value-type="float" office:value="-8.026202" calcext:value-type="float">
            <text:p>-8.03E+00</text:p>
          </table:table-cell>
          <table:table-cell table:number-columns-repeated="10"/>
        </table:table-row>
        <table:table-row table:style-name="ro2">
          <table:table-cell office:value-type="time" office:time-value="PT19H17M19.213S" calcext:value-type="time">
            <text:p>19:17:19.21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002767386" calcext:value-type="float">
            <text:p>-2.77E-11</text:p>
          </table:table-cell>
          <table:table-cell table:formula="of:=[.C61]*10^9" office:value-type="float" office:value="-0.02767386" calcext:value-type="float">
            <text:p>-2.77E-02</text:p>
          </table:table-cell>
          <table:table-cell table:number-columns-repeated="10"/>
        </table:table-row>
        <table:table-row table:style-name="ro2">
          <table:table-cell office:value-type="time" office:time-value="PT19H17M29.402S" calcext:value-type="time">
            <text:p>19:17:29.40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1223254" calcext:value-type="float">
            <text:p>-1.22E-09</text:p>
          </table:table-cell>
          <table:table-cell table:formula="of:=[.C62]*10^9" office:value-type="float" office:value="-1.223254" calcext:value-type="float">
            <text:p>-1.22E+00</text:p>
          </table:table-cell>
          <table:table-cell table:number-columns-repeated="10"/>
        </table:table-row>
        <table:table-row table:style-name="ro2">
          <table:table-cell office:value-type="time" office:time-value="PT19H17M30.583S" calcext:value-type="time">
            <text:p>19:17:30.58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1804551" calcext:value-type="float">
            <text:p>-1.80E-09</text:p>
          </table:table-cell>
          <table:table-cell table:formula="of:=[.C63]*10^9" office:value-type="float" office:value="-1.804551" calcext:value-type="float">
            <text:p>-1.80E+0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style-name="ce4" table:formula="of:=AVERAGE([.D62:.D66])" office:value-type="float" office:value="-2.38511852" calcext:value-type="float">
            <text:p>-2.39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62:.D66])" office:value-type="float" office:value="2.91550693163149" calcext:value-type="float">
            <text:p>2.92E+00</text:p>
          </table:table-cell>
          <table:table-cell table:number-columns-repeated="4"/>
        </table:table-row>
        <table:table-row table:style-name="ro2">
          <table:table-cell office:value-type="time" office:time-value="PT19H17M31.758S" calcext:value-type="time">
            <text:p>19:17:31.76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1161417" calcext:value-type="float">
            <text:p>-1.16E-09</text:p>
          </table:table-cell>
          <table:table-cell table:formula="of:=[.C64]*10^9" office:value-type="float" office:value="-1.161417" calcext:value-type="float">
            <text:p>-1.16E+00</text:p>
          </table:table-cell>
          <table:table-cell table:number-columns-repeated="10"/>
        </table:table-row>
        <table:table-row table:style-name="ro2">
          <table:table-cell office:value-type="time" office:time-value="PT19H17M32.933S" calcext:value-type="time">
            <text:p>19:17:32.93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7502557" calcext:value-type="float">
            <text:p>-7.50E-09</text:p>
          </table:table-cell>
          <table:table-cell table:formula="of:=[.C65]*10^9" office:value-type="float" office:value="-7.502557" calcext:value-type="float">
            <text:p>-7.50E+00</text:p>
          </table:table-cell>
          <table:table-cell table:number-columns-repeated="10"/>
        </table:table-row>
        <table:table-row table:style-name="ro2">
          <table:table-cell office:value-type="time" office:time-value="PT19H17M34.108S" calcext:value-type="time">
            <text:p>19:17:34.11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02338136" calcext:value-type="float">
            <text:p>-2.34E-10</text:p>
          </table:table-cell>
          <table:table-cell table:formula="of:=[.C66]*10^9" office:value-type="float" office:value="-0.2338136" calcext:value-type="float">
            <text:p>-2.34E-01</text:p>
          </table:table-cell>
          <table:table-cell table:number-columns-repeated="10"/>
        </table:table-row>
        <table:table-row table:style-name="ro2">
          <table:table-cell office:value-type="time" office:time-value="PT19H17M44.292S" calcext:value-type="time">
            <text:p>19:17:44.29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5952269" calcext:value-type="float">
            <text:p>-5.95E-09</text:p>
          </table:table-cell>
          <table:table-cell table:formula="of:=[.C67]*10^9" office:value-type="float" office:value="-5.952269" calcext:value-type="float">
            <text:p>-5.95E+00</text:p>
          </table:table-cell>
          <table:table-cell table:number-columns-repeated="10"/>
        </table:table-row>
        <table:table-row table:style-name="ro2">
          <table:table-cell office:value-type="time" office:time-value="PT19H17M45.471S" calcext:value-type="time">
            <text:p>19:17:45.47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6158423" calcext:value-type="float">
            <text:p>-6.16E-09</text:p>
          </table:table-cell>
          <table:table-cell table:formula="of:=[.C68]*10^9" office:value-type="float" office:value="-6.158423" calcext:value-type="float">
            <text:p>-6.16E+0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style-name="ce4" table:formula="of:=AVERAGE([.D67:.D71])" office:value-type="float" office:value="-5.3692756" calcext:value-type="float">
            <text:p>-5.37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67:.D71])" office:value-type="float" office:value="1.80565073555417" calcext:value-type="float">
            <text:p>1.81E+00</text:p>
          </table:table-cell>
          <table:table-cell table:number-columns-repeated="4"/>
        </table:table-row>
        <table:table-row table:style-name="ro2">
          <table:table-cell office:value-type="time" office:time-value="PT19H17M46.654S" calcext:value-type="time">
            <text:p>19:17:46.65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2472424" calcext:value-type="float">
            <text:p>-2.47E-09</text:p>
          </table:table-cell>
          <table:table-cell table:formula="of:=[.C69]*10^9" office:value-type="float" office:value="-2.472424" calcext:value-type="float">
            <text:p>-2.47E+00</text:p>
          </table:table-cell>
          <table:table-cell table:number-columns-repeated="10"/>
        </table:table-row>
        <table:table-row table:style-name="ro2">
          <table:table-cell office:value-type="time" office:time-value="PT19H17M47.837S" calcext:value-type="time">
            <text:p>19:17:47.84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7255184" calcext:value-type="float">
            <text:p>-7.26E-09</text:p>
          </table:table-cell>
          <table:table-cell table:formula="of:=[.C70]*10^9" office:value-type="float" office:value="-7.255184" calcext:value-type="float">
            <text:p>-7.26E+00</text:p>
          </table:table-cell>
          <table:table-cell table:number-columns-repeated="10"/>
        </table:table-row>
        <table:table-row table:style-name="ro2">
          <table:table-cell office:value-type="time" office:time-value="PT19H17M49.012S" calcext:value-type="time">
            <text:p>19:17:49.01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5008078" calcext:value-type="float">
            <text:p>-5.01E-09</text:p>
          </table:table-cell>
          <table:table-cell table:formula="of:=[.C71]*10^9" office:value-type="float" office:value="-5.008078" calcext:value-type="float">
            <text:p>-5.01E+00</text:p>
          </table:table-cell>
          <table:table-cell table:number-columns-repeated="10"/>
        </table:table-row>
        <table:table-row table:style-name="ro2">
          <table:table-cell office:value-type="time" office:time-value="PT19H17M59.195S" calcext:value-type="time">
            <text:p>19:17:59.20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4092747" calcext:value-type="float">
            <text:p>-4.09E-09</text:p>
          </table:table-cell>
          <table:table-cell table:formula="of:=[.C72]*10^9" office:value-type="float" office:value="-4.092747" calcext:value-type="float">
            <text:p>-4.09E+00</text:p>
          </table:table-cell>
          <table:table-cell table:number-columns-repeated="10"/>
        </table:table-row>
        <table:table-row table:style-name="ro2">
          <table:table-cell office:value-type="time" office:time-value="PT19H18M00.375S" calcext:value-type="time">
            <text:p>19:18:00.38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2707416" calcext:value-type="float">
            <text:p>-2.71E-09</text:p>
          </table:table-cell>
          <table:table-cell table:formula="of:=[.C73]*10^9" office:value-type="float" office:value="-2.707416" calcext:value-type="float">
            <text:p>-2.71E+0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style-name="ce4" table:formula="of:=AVERAGE([.D72:.D76])" office:value-type="float" office:value="-4.522384" calcext:value-type="float">
            <text:p>-4.52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72:.D76])" office:value-type="float" office:value="1.9693374709799" calcext:value-type="float">
            <text:p>1.97E+00</text:p>
          </table:table-cell>
          <table:table-cell table:number-columns-repeated="4"/>
        </table:table-row>
        <table:table-row table:style-name="ro2">
          <table:table-cell office:value-type="time" office:time-value="PT19H18M01.558S" calcext:value-type="time">
            <text:p>19:18:01.56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7387106" calcext:value-type="float">
            <text:p>-7.39E-09</text:p>
          </table:table-cell>
          <table:table-cell table:formula="of:=[.C74]*10^9" office:value-type="float" office:value="-7.387106" calcext:value-type="float">
            <text:p>-7.39E+00</text:p>
          </table:table-cell>
          <table:table-cell table:number-columns-repeated="10"/>
        </table:table-row>
        <table:table-row table:style-name="ro2">
          <table:table-cell office:value-type="time" office:time-value="PT19H18M02.733S" calcext:value-type="time">
            <text:p>19:18:02.73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5560576" calcext:value-type="float">
            <text:p>-5.56E-09</text:p>
          </table:table-cell>
          <table:table-cell table:formula="of:=[.C75]*10^9" office:value-type="float" office:value="-5.560576" calcext:value-type="float">
            <text:p>-5.56E+00</text:p>
          </table:table-cell>
          <table:table-cell table:number-columns-repeated="10"/>
        </table:table-row>
        <table:table-row table:style-name="ro2">
          <table:table-cell office:value-type="time" office:time-value="PT19H18M03.909S" calcext:value-type="time">
            <text:p>19:18:03.91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2864075" calcext:value-type="float">
            <text:p>-2.86E-09</text:p>
          </table:table-cell>
          <table:table-cell table:formula="of:=[.C76]*10^9" office:value-type="float" office:value="-2.864075" calcext:value-type="float">
            <text:p>-2.86E+00</text:p>
          </table:table-cell>
          <table:table-cell table:number-columns-repeated="10"/>
        </table:table-row>
        <table:table-row table:style-name="ro2">
          <table:table-cell office:value-type="time" office:time-value="PT19H18M14.095S" calcext:value-type="time">
            <text:p>19:18:14.10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4946236" calcext:value-type="float">
            <text:p>-4.95E-09</text:p>
          </table:table-cell>
          <table:table-cell table:formula="of:=[.C77]*10^9" office:value-type="float" office:value="-4.946236" calcext:value-type="float">
            <text:p>-4.95E+00</text:p>
          </table:table-cell>
          <table:table-cell table:number-columns-repeated="10"/>
        </table:table-row>
        <table:table-row table:style-name="ro2">
          <table:table-cell office:value-type="time" office:time-value="PT19H18M15.279S" calcext:value-type="time">
            <text:p>19:18:15.28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9687821" calcext:value-type="float">
            <text:p>-9.69E-09</text:p>
          </table:table-cell>
          <table:table-cell table:formula="of:=[.C78]*10^9" office:value-type="float" office:value="-9.687821" calcext:value-type="float">
            <text:p>-9.69E+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style-name="ce4" table:formula="of:=AVERAGE([.D77:.D81])" office:value-type="float" office:value="-6.8832678" calcext:value-type="float">
            <text:p>-6.88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77:.D81])" office:value-type="float" office:value="2.52041722493572" calcext:value-type="float">
            <text:p>2.52E+00</text:p>
          </table:table-cell>
          <table:table-cell table:number-columns-repeated="4"/>
        </table:table-row>
        <table:table-row table:style-name="ro2">
          <table:table-cell office:value-type="time" office:time-value="PT19H18M16.453S" calcext:value-type="time">
            <text:p>19:18:16.45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8063279" calcext:value-type="float">
            <text:p>-8.06E-09</text:p>
          </table:table-cell>
          <table:table-cell table:formula="of:=[.C79]*10^9" office:value-type="float" office:value="-8.063279" calcext:value-type="float">
            <text:p>-8.06E+00</text:p>
          </table:table-cell>
          <table:table-cell table:number-columns-repeated="10"/>
        </table:table-row>
        <table:table-row table:style-name="ro2">
          <table:table-cell office:value-type="time" office:time-value="PT19H18M17.621S" calcext:value-type="time">
            <text:p>19:18:17.62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3589724" calcext:value-type="float">
            <text:p>-3.59E-09</text:p>
          </table:table-cell>
          <table:table-cell table:formula="of:=[.C80]*10^9" office:value-type="float" office:value="-3.589724" calcext:value-type="float">
            <text:p>-3.59E+00</text:p>
          </table:table-cell>
          <table:table-cell table:number-columns-repeated="10"/>
        </table:table-row>
        <table:table-row table:style-name="ro2">
          <table:table-cell office:value-type="time" office:time-value="PT19H18M18.797S" calcext:value-type="time">
            <text:p>19:18:18.80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8129279" calcext:value-type="float">
            <text:p>-8.13E-09</text:p>
          </table:table-cell>
          <table:table-cell table:formula="of:=[.C81]*10^9" office:value-type="float" office:value="-8.129279" calcext:value-type="float">
            <text:p>-8.13E+00</text:p>
          </table:table-cell>
          <table:table-cell table:number-columns-repeated="10"/>
        </table:table-row>
        <table:table-row table:style-name="ro2">
          <table:table-cell office:value-type="time" office:time-value="PT19H18M28.987S" calcext:value-type="time">
            <text:p>19:18:28.99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09976437" calcext:value-type="float">
            <text:p>-9.98E-09</text:p>
          </table:table-cell>
          <table:table-cell table:formula="of:=[.C82]*10^9" office:value-type="float" office:value="-9.976437" calcext:value-type="float">
            <text:p>-9.98E+00</text:p>
          </table:table-cell>
          <table:table-cell table:number-columns-repeated="10"/>
        </table:table-row>
        <table:table-row table:style-name="ro2">
          <table:table-cell office:value-type="time" office:time-value="PT19H18M30.167S" calcext:value-type="time">
            <text:p>19:18:30.17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1344811" calcext:value-type="float">
            <text:p>-1.34E-08</text:p>
          </table:table-cell>
          <table:table-cell table:formula="of:=[.C83]*10^9" office:value-type="float" office:value="-13.44811" calcext:value-type="float">
            <text:p>-1.34E+0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4" table:formula="of:=AVERAGE([.D82:.D86])" office:value-type="float" office:value="-10.8464074" calcext:value-type="float">
            <text:p>-1.08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82:.D86])" office:value-type="float" office:value="2.66005281063352" calcext:value-type="float">
            <text:p>2.66E+00</text:p>
          </table:table-cell>
          <table:table-cell table:number-columns-repeated="4"/>
        </table:table-row>
        <table:table-row table:style-name="ro2">
          <table:table-cell office:value-type="time" office:time-value="PT19H18M31.342S" calcext:value-type="time">
            <text:p>19:18:31.34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09964031" calcext:value-type="float">
            <text:p>-9.96E-09</text:p>
          </table:table-cell>
          <table:table-cell table:formula="of:=[.C84]*10^9" office:value-type="float" office:value="-9.964031" calcext:value-type="float">
            <text:p>-9.96E+00</text:p>
          </table:table-cell>
          <table:table-cell table:number-columns-repeated="10"/>
        </table:table-row>
        <table:table-row table:style-name="ro2">
          <table:table-cell office:value-type="time" office:time-value="PT19H18M32.517S" calcext:value-type="time">
            <text:p>19:18:32.52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07288159" calcext:value-type="float">
            <text:p>-7.29E-09</text:p>
          </table:table-cell>
          <table:table-cell table:formula="of:=[.C85]*10^9" office:value-type="float" office:value="-7.288159" calcext:value-type="float">
            <text:p>-7.29E+00</text:p>
          </table:table-cell>
          <table:table-cell table:number-columns-repeated="10"/>
        </table:table-row>
        <table:table-row table:style-name="ro2">
          <table:table-cell office:value-type="time" office:time-value="PT19H18M33.692S" calcext:value-type="time">
            <text:p>19:18:33.69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135553" calcext:value-type="float">
            <text:p>-1.36E-08</text:p>
          </table:table-cell>
          <table:table-cell table:formula="of:=[.C86]*10^9" office:value-type="float" office:value="-13.5553" calcext:value-type="float">
            <text:p>-1.36E+01</text:p>
          </table:table-cell>
          <table:table-cell table:number-columns-repeated="10"/>
        </table:table-row>
        <table:table-row table:style-name="ro2">
          <table:table-cell office:value-type="time" office:time-value="PT19H18M43.873S" calcext:value-type="time">
            <text:p>19:18:43.87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133986" calcext:value-type="float">
            <text:p>-1.34E-08</text:p>
          </table:table-cell>
          <table:table-cell table:formula="of:=[.C87]*10^9" office:value-type="float" office:value="-13.3986" calcext:value-type="float">
            <text:p>-1.34E+01</text:p>
          </table:table-cell>
          <table:table-cell table:number-columns-repeated="10"/>
        </table:table-row>
        <table:table-row table:style-name="ro2">
          <table:table-cell office:value-type="time" office:time-value="PT19H18M45.054S" calcext:value-type="time">
            <text:p>19:18:45.05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1541892" calcext:value-type="float">
            <text:p>-1.54E-08</text:p>
          </table:table-cell>
          <table:table-cell table:formula="of:=[.C88]*10^9" office:value-type="float" office:value="-15.41892" calcext:value-type="float">
            <text:p>-1.54E+01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table:style-name="ce4" table:formula="of:=AVERAGE([.D87:.D91])" office:value-type="float" office:value="-16.10585" calcext:value-type="float">
            <text:p>-1.61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87:.D91])" office:value-type="float" office:value="2.777681922287" calcext:value-type="float">
            <text:p>2.78E+00</text:p>
          </table:table-cell>
          <table:table-cell table:number-columns-repeated="4"/>
        </table:table-row>
        <table:table-row table:style-name="ro2">
          <table:table-cell office:value-type="time" office:time-value="PT19H18M46.23S" calcext:value-type="time">
            <text:p>19:18:46.23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2013995" calcext:value-type="float">
            <text:p>-2.01E-08</text:p>
          </table:table-cell>
          <table:table-cell table:formula="of:=[.C89]*10^9" office:value-type="float" office:value="-20.13995" calcext:value-type="float">
            <text:p>-2.01E+01</text:p>
          </table:table-cell>
          <table:table-cell table:number-columns-repeated="10"/>
        </table:table-row>
        <table:table-row table:style-name="ro2">
          <table:table-cell office:value-type="time" office:time-value="PT19H18M47.405S" calcext:value-type="time">
            <text:p>19:18:47.41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1397174" calcext:value-type="float">
            <text:p>-1.40E-08</text:p>
          </table:table-cell>
          <table:table-cell table:formula="of:=[.C90]*10^9" office:value-type="float" office:value="-13.97174" calcext:value-type="float">
            <text:p>-1.40E+01</text:p>
          </table:table-cell>
          <table:table-cell table:number-columns-repeated="10"/>
        </table:table-row>
        <table:table-row table:style-name="ro2">
          <table:table-cell office:value-type="time" office:time-value="PT19H18M48.58S" calcext:value-type="time">
            <text:p>19:18:48.58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1760004" calcext:value-type="float">
            <text:p>-1.76E-08</text:p>
          </table:table-cell>
          <table:table-cell table:formula="of:=[.C91]*10^9" office:value-type="float" office:value="-17.60004" calcext:value-type="float">
            <text:p>-1.76E+01</text:p>
          </table:table-cell>
          <table:table-cell table:number-columns-repeated="10"/>
        </table:table-row>
        <table:table-row table:style-name="ro2">
          <table:table-cell office:value-type="time" office:time-value="PT19H18M58.76S" calcext:value-type="time">
            <text:p>19:18:58.76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2766872" calcext:value-type="float">
            <text:p>-2.77E-08</text:p>
          </table:table-cell>
          <table:table-cell table:formula="of:=[.C92]*10^9" office:value-type="float" office:value="-27.66872" calcext:value-type="float">
            <text:p>-2.77E+01</text:p>
          </table:table-cell>
          <table:table-cell table:number-columns-repeated="10"/>
        </table:table-row>
        <table:table-row table:style-name="ro2">
          <table:table-cell office:value-type="time" office:time-value="PT19H18M59.942S" calcext:value-type="time">
            <text:p>19:18:59.94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2298903" calcext:value-type="float">
            <text:p>-2.30E-08</text:p>
          </table:table-cell>
          <table:table-cell table:formula="of:=[.C93]*10^9" office:value-type="float" office:value="-22.98903" calcext:value-type="float">
            <text:p>-2.30E+0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style-name="ce4" table:formula="of:=AVERAGE([.D92:.D96])" office:value-type="float" office:value="-25.72013" calcext:value-type="float">
            <text:p>-2.57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92:.D96])" office:value-type="float" office:value="1.81233108477728" calcext:value-type="float">
            <text:p>1.81E+00</text:p>
          </table:table-cell>
          <table:table-cell table:number-columns-repeated="4"/>
        </table:table-row>
        <table:table-row table:style-name="ro2">
          <table:table-cell office:value-type="time" office:time-value="PT19H19M01.126S" calcext:value-type="time">
            <text:p>19:19:01.13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2699241" calcext:value-type="float">
            <text:p>-2.70E-08</text:p>
          </table:table-cell>
          <table:table-cell table:formula="of:=[.C94]*10^9" office:value-type="float" office:value="-26.99241" calcext:value-type="float">
            <text:p>-2.70E+01</text:p>
          </table:table-cell>
          <table:table-cell table:number-columns-repeated="10"/>
        </table:table-row>
        <table:table-row table:style-name="ro2">
          <table:table-cell office:value-type="time" office:time-value="PT19H19M02.309S" calcext:value-type="time">
            <text:p>19:19:02.31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2574323" calcext:value-type="float">
            <text:p>-2.57E-08</text:p>
          </table:table-cell>
          <table:table-cell table:formula="of:=[.C95]*10^9" office:value-type="float" office:value="-25.74323" calcext:value-type="float">
            <text:p>-2.57E+01</text:p>
          </table:table-cell>
          <table:table-cell table:number-columns-repeated="10"/>
        </table:table-row>
        <table:table-row table:style-name="ro2">
          <table:table-cell office:value-type="time" office:time-value="PT19H19M03.484S" calcext:value-type="time">
            <text:p>19:19:03.48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2520726" calcext:value-type="float">
            <text:p>-2.52E-08</text:p>
          </table:table-cell>
          <table:table-cell table:formula="of:=[.C96]*10^9" office:value-type="float" office:value="-25.20726" calcext:value-type="float">
            <text:p>-2.52E+01</text:p>
          </table:table-cell>
          <table:table-cell table:number-columns-repeated="10"/>
        </table:table-row>
        <table:table-row table:style-name="ro2">
          <table:table-cell office:value-type="time" office:time-value="PT19H19M13.665S" calcext:value-type="time">
            <text:p>19:19:13.67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4141091" calcext:value-type="float">
            <text:p>-4.14E-08</text:p>
          </table:table-cell>
          <table:table-cell table:formula="of:=[.C97]*10^9" office:value-type="float" office:value="-41.41091" calcext:value-type="float">
            <text:p>-4.14E+01</text:p>
          </table:table-cell>
          <table:table-cell table:number-columns-repeated="10"/>
        </table:table-row>
        <table:table-row table:style-name="ro2">
          <table:table-cell office:value-type="time" office:time-value="PT19H19M14.846S" calcext:value-type="time">
            <text:p>19:19:14.85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3831468" calcext:value-type="float">
            <text:p>-3.83E-08</text:p>
          </table:table-cell>
          <table:table-cell table:formula="of:=[.C98]*10^9" office:value-type="float" office:value="-38.31468" calcext:value-type="float">
            <text:p>-3.83E+01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table:style-name="ce4" table:formula="of:=AVERAGE([.D97:.D101])" office:value-type="float" office:value="-38.589196" calcext:value-type="float">
            <text:p>-3.86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97:.D101])" office:value-type="float" office:value="2.19637534725511" calcext:value-type="float">
            <text:p>2.20E+00</text:p>
          </table:table-cell>
          <table:table-cell table:number-columns-repeated="4"/>
        </table:table-row>
        <table:table-row table:style-name="ro2">
          <table:table-cell office:value-type="time" office:time-value="PT19H19M16.03S" calcext:value-type="time">
            <text:p>19:19:16.03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3676023" calcext:value-type="float">
            <text:p>-3.68E-08</text:p>
          </table:table-cell>
          <table:table-cell table:formula="of:=[.C99]*10^9" office:value-type="float" office:value="-36.76023" calcext:value-type="float">
            <text:p>-3.68E+01</text:p>
          </table:table-cell>
          <table:table-cell table:number-columns-repeated="10"/>
        </table:table-row>
        <table:table-row table:style-name="ro2">
          <table:table-cell office:value-type="time" office:time-value="PT19H19M17.213S" calcext:value-type="time">
            <text:p>19:19:17.21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3627358" calcext:value-type="float">
            <text:p>-3.63E-08</text:p>
          </table:table-cell>
          <table:table-cell table:formula="of:=[.C100]*10^9" office:value-type="float" office:value="-36.27358" calcext:value-type="float">
            <text:p>-3.63E+01</text:p>
          </table:table-cell>
          <table:table-cell table:number-columns-repeated="10"/>
        </table:table-row>
        <table:table-row table:style-name="ro2">
          <table:table-cell office:value-type="time" office:time-value="PT19H19M18.396S" calcext:value-type="time">
            <text:p>19:19:18.40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4018658" calcext:value-type="float">
            <text:p>-4.02E-08</text:p>
          </table:table-cell>
          <table:table-cell table:formula="of:=[.C101]*10^9" office:value-type="float" office:value="-40.18658" calcext:value-type="float">
            <text:p>-4.02E+01</text:p>
          </table:table-cell>
          <table:table-cell table:number-columns-repeated="10"/>
        </table:table-row>
        <table:table-row table:style-name="ro2">
          <table:table-cell office:value-type="time" office:time-value="PT19H19M28.586S" calcext:value-type="time">
            <text:p>19:19:28.59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5765625" calcext:value-type="float">
            <text:p>-5.77E-08</text:p>
          </table:table-cell>
          <table:table-cell table:formula="of:=[.C102]*10^9" office:value-type="float" office:value="-57.65625" calcext:value-type="float">
            <text:p>-5.77E+01</text:p>
          </table:table-cell>
          <table:table-cell table:number-columns-repeated="10"/>
        </table:table-row>
        <table:table-row table:style-name="ro2">
          <table:table-cell office:value-type="time" office:time-value="PT19H19M29.758S" calcext:value-type="time">
            <text:p>19:19:29.76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579367" calcext:value-type="float">
            <text:p>-5.79E-08</text:p>
          </table:table-cell>
          <table:table-cell table:formula="of:=[.C103]*10^9" office:value-type="float" office:value="-57.9367" calcext:value-type="float">
            <text:p>-5.79E+0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4" table:formula="of:=AVERAGE([.D102:.D106])" office:value-type="float" office:value="-56.312898" calcext:value-type="float">
            <text:p>-5.63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102:.D106])" office:value-type="float" office:value="2.10109334622953" calcext:value-type="float">
            <text:p>2.10E+00</text:p>
          </table:table-cell>
          <table:table-cell table:number-columns-repeated="4"/>
        </table:table-row>
        <table:table-row table:style-name="ro2">
          <table:table-cell office:value-type="time" office:time-value="PT19H19M30.934S" calcext:value-type="time">
            <text:p>19:19:30.93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5448559" calcext:value-type="float">
            <text:p>-5.45E-08</text:p>
          </table:table-cell>
          <table:table-cell table:formula="of:=[.C104]*10^9" office:value-type="float" office:value="-54.48559" calcext:value-type="float">
            <text:p>-5.45E+01</text:p>
          </table:table-cell>
          <table:table-cell table:number-columns-repeated="10"/>
        </table:table-row>
        <table:table-row table:style-name="ro2">
          <table:table-cell office:value-type="time" office:time-value="PT19H19M32.109S" calcext:value-type="time">
            <text:p>19:19:32.11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5359491" calcext:value-type="float">
            <text:p>-5.36E-08</text:p>
          </table:table-cell>
          <table:table-cell table:formula="of:=[.C105]*10^9" office:value-type="float" office:value="-53.59491" calcext:value-type="float">
            <text:p>-5.36E+01</text:p>
          </table:table-cell>
          <table:table-cell table:number-columns-repeated="10"/>
        </table:table-row>
        <table:table-row table:style-name="ro2">
          <table:table-cell office:value-type="time" office:time-value="PT19H19M33.276S" calcext:value-type="time">
            <text:p>19:19:33.28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5789104" calcext:value-type="float">
            <text:p>-5.79E-08</text:p>
          </table:table-cell>
          <table:table-cell table:formula="of:=[.C106]*10^9" office:value-type="float" office:value="-57.89104" calcext:value-type="float">
            <text:p>-5.79E+01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3">
          <table:table-cell table:number-columns-repeated="14"/>
        </table:table-row>
        <table:table-row table:style-name="ro1" table:number-rows-repeated="9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</table:table-row>
      </table:table>
      <table:table table:name="10Mrad_PreAnneal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4457" calcext:value-type="float">
            <text:p>0.5574457</text:p>
          </table:table-cell>
          <table:table-cell office:value-type="float" office:value="0.05" calcext:value-type="float">
            <text:p>0.05</text:p>
          </table:table-cell>
          <table:table-cell office:value-type="float" office:value="0.123717151322098" calcext:value-type="float">
            <text:p>0.123717151322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4023272" calcext:value-type="float">
            <text:p>-1.4023272</text:p>
          </table:table-cell>
          <table:table-cell office:value-type="float" office:value="0.05" calcext:value-type="float">
            <text:p>0.05</text:p>
          </table:table-cell>
          <table:table-cell office:value-type="float" office:value="0.190780370433386" calcext:value-type="float">
            <text:p>0.1907803704333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25009927" calcext:value-type="float">
            <text:p>-0.25009927</text:p>
          </table:table-cell>
          <table:table-cell office:value-type="float" office:value="0.05" calcext:value-type="float">
            <text:p>0.05</text:p>
          </table:table-cell>
          <table:table-cell office:value-type="float" office:value="0.896207243426043" calcext:value-type="float">
            <text:p>0.8962072434260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.94542044" calcext:value-type="float">
            <text:p>-1.94542044</text:p>
          </table:table-cell>
          <table:table-cell office:value-type="float" office:value="0.05" calcext:value-type="float">
            <text:p>0.05</text:p>
          </table:table-cell>
          <table:table-cell office:value-type="float" office:value="1.33023589350791" calcext:value-type="float">
            <text:p>1.330235893507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.5440752" calcext:value-type="float">
            <text:p>-3.5440752</text:p>
          </table:table-cell>
          <table:table-cell office:value-type="float" office:value="0.05" calcext:value-type="float">
            <text:p>0.05</text:p>
          </table:table-cell>
          <table:table-cell office:value-type="float" office:value="0.761373332339136" calcext:value-type="float">
            <text:p>0.7613733323391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.3846726" calcext:value-type="float">
            <text:p>-3.3846726</text:p>
          </table:table-cell>
          <table:table-cell office:value-type="float" office:value="0.05" calcext:value-type="float">
            <text:p>0.05</text:p>
          </table:table-cell>
          <table:table-cell office:value-type="float" office:value="1.66641686673707" calcext:value-type="float">
            <text:p>1.666416866737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.831983" calcext:value-type="float">
            <text:p>-3.831983</text:p>
          </table:table-cell>
          <table:table-cell office:value-type="float" office:value="0.05" calcext:value-type="float">
            <text:p>0.05</text:p>
          </table:table-cell>
          <table:table-cell office:value-type="float" office:value="1.4965389216275" calcext:value-type="float">
            <text:p>1.49653892162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.8956746" calcext:value-type="float">
            <text:p>-3.8956746</text:p>
          </table:table-cell>
          <table:table-cell office:value-type="float" office:value="0.05" calcext:value-type="float">
            <text:p>0.05</text:p>
          </table:table-cell>
          <table:table-cell office:value-type="float" office:value="1.5080914151663" calcext:value-type="float">
            <text:p>1.50809141516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3.6508062" calcext:value-type="float">
            <text:p>-3.6508062</text:p>
          </table:table-cell>
          <table:table-cell office:value-type="float" office:value="0.05" calcext:value-type="float">
            <text:p>0.05</text:p>
          </table:table-cell>
          <table:table-cell office:value-type="float" office:value="0.849776390670922" calcext:value-type="float">
            <text:p>0.8497763906709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3.2589396" calcext:value-type="float">
            <text:p>-3.2589396</text:p>
          </table:table-cell>
          <table:table-cell office:value-type="float" office:value="0.05" calcext:value-type="float">
            <text:p>0.05</text:p>
          </table:table-cell>
          <table:table-cell office:value-type="float" office:value="1.41735987713664" calcext:value-type="float">
            <text:p>1.41735987713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4.0657702" calcext:value-type="float">
            <text:p>-4.0657702</text:p>
          </table:table-cell>
          <table:table-cell office:value-type="float" office:value="0.05" calcext:value-type="float">
            <text:p>0.05</text:p>
          </table:table-cell>
          <table:table-cell office:value-type="float" office:value="1.15268102083868" calcext:value-type="float">
            <text:p>1.152681020838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4.161984" calcext:value-type="float">
            <text:p>-4.161984</text:p>
          </table:table-cell>
          <table:table-cell office:value-type="float" office:value="0.05" calcext:value-type="float">
            <text:p>0.05</text:p>
          </table:table-cell>
          <table:table-cell office:value-type="float" office:value="1.23807565481537" calcext:value-type="float">
            <text:p>1.238075654815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5.1882082" calcext:value-type="float">
            <text:p>-5.1882082</text:p>
          </table:table-cell>
          <table:table-cell office:value-type="float" office:value="0.05" calcext:value-type="float">
            <text:p>0.05</text:p>
          </table:table-cell>
          <table:table-cell office:value-type="float" office:value="1.05726096406857" calcext:value-type="float">
            <text:p>1.057260964068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6.3979104" calcext:value-type="float">
            <text:p>-6.3979104</text:p>
          </table:table-cell>
          <table:table-cell office:value-type="float" office:value="0.05" calcext:value-type="float">
            <text:p>0.05</text:p>
          </table:table-cell>
          <table:table-cell office:value-type="float" office:value="1.10443222998575" calcext:value-type="float">
            <text:p>1.10443222998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7.9963516" calcext:value-type="float">
            <text:p>-7.9963516</text:p>
          </table:table-cell>
          <table:table-cell office:value-type="float" office:value="0.05" calcext:value-type="float">
            <text:p>0.05</text:p>
          </table:table-cell>
          <table:table-cell office:value-type="float" office:value="1.39368523590042" calcext:value-type="float">
            <text:p>1.393685235900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0.830919" calcext:value-type="float">
            <text:p>-10.830919</text:p>
          </table:table-cell>
          <table:table-cell office:value-type="float" office:value="0.05" calcext:value-type="float">
            <text:p>0.05</text:p>
          </table:table-cell>
          <table:table-cell office:value-type="float" office:value="0.931155609957326" calcext:value-type="float">
            <text:p>0.9311556099573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5.261518" calcext:value-type="float">
            <text:p>-15.261518</text:p>
          </table:table-cell>
          <table:table-cell office:value-type="float" office:value="0.05" calcext:value-type="float">
            <text:p>0.05</text:p>
          </table:table-cell>
          <table:table-cell office:value-type="float" office:value="1.5487835048095" calcext:value-type="float">
            <text:p>1.54878350480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22.187274" calcext:value-type="float">
            <text:p>-22.187274</text:p>
          </table:table-cell>
          <table:table-cell office:value-type="float" office:value="0.05" calcext:value-type="float">
            <text:p>0.05</text:p>
          </table:table-cell>
          <table:table-cell office:value-type="float" office:value="1.27486550109414" calcext:value-type="float">
            <text:p>1.274865501094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30.73838" calcext:value-type="float">
            <text:p>-30.73838</text:p>
          </table:table-cell>
          <table:table-cell office:value-type="float" office:value="0.05" calcext:value-type="float">
            <text:p>0.05</text:p>
          </table:table-cell>
          <table:table-cell office:value-type="float" office:value="1.11808649296466" calcext:value-type="float">
            <text:p>1.118086492964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44.299324" calcext:value-type="float">
            <text:p>-44.299324</text:p>
          </table:table-cell>
          <table:table-cell office:value-type="float" office:value="0.05" calcext:value-type="float">
            <text:p>0.05</text:p>
          </table:table-cell>
          <table:table-cell office:value-type="float" office:value="1.6113719279949" calcext:value-type="float">
            <text:p>1.61137192799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1.004242" calcext:value-type="float">
            <text:p>-61.004242</text:p>
          </table:table-cell>
          <table:table-cell office:value-type="float" office:value="0.05" calcext:value-type="float">
            <text:p>0.05</text:p>
          </table:table-cell>
          <table:table-cell office:value-type="float" office:value="1.63918444566803" calcext:value-type="float">
            <text:p>1.63918444566803</text:p>
          </table:table-cell>
        </table:table-row>
      </table:table>
      <table:table table:name="17p5Mrad_PreAnneal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505788" calcext:value-type="float">
            <text:p>3.59505788</text:p>
          </table:table-cell>
          <table:table-cell office:value-type="float" office:value="0.05" calcext:value-type="float">
            <text:p>0.05</text:p>
          </table:table-cell>
          <table:table-cell office:value-type="float" office:value="1.85829672745038" calcext:value-type="float">
            <text:p>1.858296727450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32052336" calcext:value-type="float">
            <text:p>0.32052336</text:p>
          </table:table-cell>
          <table:table-cell office:value-type="float" office:value="0.05" calcext:value-type="float">
            <text:p>0.05</text:p>
          </table:table-cell>
          <table:table-cell office:value-type="float" office:value="1.2682053888075" calcext:value-type="float">
            <text:p>1.2682053888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87354788" calcext:value-type="float">
            <text:p>-0.87354788</text:p>
          </table:table-cell>
          <table:table-cell office:value-type="float" office:value="0.05" calcext:value-type="float">
            <text:p>0.05</text:p>
          </table:table-cell>
          <table:table-cell office:value-type="float" office:value="1.54041322219079" calcext:value-type="float">
            <text:p>1.540413222190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.8604907" calcext:value-type="float">
            <text:p>-1.8604907</text:p>
          </table:table-cell>
          <table:table-cell office:value-type="float" office:value="0.05" calcext:value-type="float">
            <text:p>0.05</text:p>
          </table:table-cell>
          <table:table-cell office:value-type="float" office:value="1.17448585546025" calcext:value-type="float">
            <text:p>1.17448585546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.51812194" calcext:value-type="float">
            <text:p>-2.51812194</text:p>
          </table:table-cell>
          <table:table-cell office:value-type="float" office:value="0.05" calcext:value-type="float">
            <text:p>0.05</text:p>
          </table:table-cell>
          <table:table-cell office:value-type="float" office:value="1.70338093052847" calcext:value-type="float">
            <text:p>1.703380930528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.1567878" calcext:value-type="float">
            <text:p>-3.1567878</text:p>
          </table:table-cell>
          <table:table-cell office:value-type="float" office:value="0.05" calcext:value-type="float">
            <text:p>0.05</text:p>
          </table:table-cell>
          <table:table-cell office:value-type="float" office:value="1.20133596047908" calcext:value-type="float">
            <text:p>1.201335960479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.66231" calcext:value-type="float">
            <text:p>-3.66231</text:p>
          </table:table-cell>
          <table:table-cell office:value-type="float" office:value="0.05" calcext:value-type="float">
            <text:p>0.05</text:p>
          </table:table-cell>
          <table:table-cell office:value-type="float" office:value="0.859068809381705" calcext:value-type="float">
            <text:p>0.859068809381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.5175044" calcext:value-type="float">
            <text:p>-2.5175044</text:p>
          </table:table-cell>
          <table:table-cell office:value-type="float" office:value="0.05" calcext:value-type="float">
            <text:p>0.05</text:p>
          </table:table-cell>
          <table:table-cell office:value-type="float" office:value="0.890495330150192" calcext:value-type="float">
            <text:p>0.8904953301501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3.8658688" calcext:value-type="float">
            <text:p>-3.8658688</text:p>
          </table:table-cell>
          <table:table-cell office:value-type="float" office:value="0.05" calcext:value-type="float">
            <text:p>0.05</text:p>
          </table:table-cell>
          <table:table-cell office:value-type="float" office:value="0.790572049143656" calcext:value-type="float">
            <text:p>0.7905720491436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3.3888346" calcext:value-type="float">
            <text:p>-3.3888346</text:p>
          </table:table-cell>
          <table:table-cell office:value-type="float" office:value="0.05" calcext:value-type="float">
            <text:p>0.05</text:p>
          </table:table-cell>
          <table:table-cell office:value-type="float" office:value="1.32389184843147" calcext:value-type="float">
            <text:p>1.323891848431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.5635162" calcext:value-type="float">
            <text:p>-3.5635162</text:p>
          </table:table-cell>
          <table:table-cell office:value-type="float" office:value="0.05" calcext:value-type="float">
            <text:p>0.05</text:p>
          </table:table-cell>
          <table:table-cell office:value-type="float" office:value="1.30617674752566" calcext:value-type="float">
            <text:p>1.306176747525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4.2020396" calcext:value-type="float">
            <text:p>-4.2020396</text:p>
          </table:table-cell>
          <table:table-cell office:value-type="float" office:value="0.05" calcext:value-type="float">
            <text:p>0.05</text:p>
          </table:table-cell>
          <table:table-cell office:value-type="float" office:value="1.48585432809152" calcext:value-type="float">
            <text:p>1.485854328091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4.929906" calcext:value-type="float">
            <text:p>-4.929906</text:p>
          </table:table-cell>
          <table:table-cell office:value-type="float" office:value="0.05" calcext:value-type="float">
            <text:p>0.05</text:p>
          </table:table-cell>
          <table:table-cell office:value-type="float" office:value="1.08387358386622" calcext:value-type="float">
            <text:p>1.083873583866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6.526864" calcext:value-type="float">
            <text:p>-6.526864</text:p>
          </table:table-cell>
          <table:table-cell office:value-type="float" office:value="0.05" calcext:value-type="float">
            <text:p>0.05</text:p>
          </table:table-cell>
          <table:table-cell office:value-type="float" office:value="0.847920059998877" calcext:value-type="float">
            <text:p>0.8479200599988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9.2205124" calcext:value-type="float">
            <text:p>-9.2205124</text:p>
          </table:table-cell>
          <table:table-cell office:value-type="float" office:value="0.05" calcext:value-type="float">
            <text:p>0.05</text:p>
          </table:table-cell>
          <table:table-cell office:value-type="float" office:value="1.67975582823793" calcext:value-type="float">
            <text:p>1.679755828237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2.856616" calcext:value-type="float">
            <text:p>-12.856616</text:p>
          </table:table-cell>
          <table:table-cell office:value-type="float" office:value="0.05" calcext:value-type="float">
            <text:p>0.05</text:p>
          </table:table-cell>
          <table:table-cell office:value-type="float" office:value="1.01985418777882" calcext:value-type="float">
            <text:p>1.01985418777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8.228894" calcext:value-type="float">
            <text:p>-18.228894</text:p>
          </table:table-cell>
          <table:table-cell office:value-type="float" office:value="0.05" calcext:value-type="float">
            <text:p>0.05</text:p>
          </table:table-cell>
          <table:table-cell office:value-type="float" office:value="0.840177437348802" calcext:value-type="float">
            <text:p>0.8401774373488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26.054298" calcext:value-type="float">
            <text:p>-26.054298</text:p>
          </table:table-cell>
          <table:table-cell office:value-type="float" office:value="0.05" calcext:value-type="float">
            <text:p>0.05</text:p>
          </table:table-cell>
          <table:table-cell office:value-type="float" office:value="1.90275546372097" calcext:value-type="float">
            <text:p>1.902755463720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36.534944" calcext:value-type="float">
            <text:p>-36.534944</text:p>
          </table:table-cell>
          <table:table-cell office:value-type="float" office:value="0.05" calcext:value-type="float">
            <text:p>0.05</text:p>
          </table:table-cell>
          <table:table-cell office:value-type="float" office:value="1.81501031986873" calcext:value-type="float">
            <text:p>1.815010319868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50.71639" calcext:value-type="float">
            <text:p>-50.71639</text:p>
          </table:table-cell>
          <table:table-cell office:value-type="float" office:value="0.05" calcext:value-type="float">
            <text:p>0.05</text:p>
          </table:table-cell>
          <table:table-cell office:value-type="float" office:value="1.58287702851485" calcext:value-type="float">
            <text:p>1.582877028514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8.915112" calcext:value-type="float">
            <text:p>-68.915112</text:p>
          </table:table-cell>
          <table:table-cell office:value-type="float" office:value="0.05" calcext:value-type="float">
            <text:p>0.05</text:p>
          </table:table-cell>
          <table:table-cell office:value-type="float" office:value="1.05753815520765" calcext:value-type="float">
            <text:p>1.05753815520765</text:p>
          </table:table-cell>
        </table:table-row>
      </table:table>
      <table:table table:name="35Mrad_PreAnneal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422862" calcext:value-type="float">
            <text:p>6.8422862</text:p>
          </table:table-cell>
          <table:table-cell office:value-type="float" office:value="0.05" calcext:value-type="float">
            <text:p>0.05</text:p>
          </table:table-cell>
          <table:table-cell office:value-type="float" office:value="8.31158975655059" calcext:value-type="float">
            <text:p>8.311589756550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23106832" calcext:value-type="float">
            <text:p>-1.23106832</text:p>
          </table:table-cell>
          <table:table-cell office:value-type="float" office:value="0.05" calcext:value-type="float">
            <text:p>0.05</text:p>
          </table:table-cell>
          <table:table-cell office:value-type="float" office:value="10.7547528932196" calcext:value-type="float">
            <text:p>10.75475289321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.33025176" calcext:value-type="float">
            <text:p>-2.33025176</text:p>
          </table:table-cell>
          <table:table-cell office:value-type="float" office:value="0.05" calcext:value-type="float">
            <text:p>0.05</text:p>
          </table:table-cell>
          <table:table-cell office:value-type="float" office:value="11.7152083262842" calcext:value-type="float">
            <text:p>11.71520832628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.4531754" calcext:value-type="float">
            <text:p>-2.4531754</text:p>
          </table:table-cell>
          <table:table-cell office:value-type="float" office:value="0.05" calcext:value-type="float">
            <text:p>0.05</text:p>
          </table:table-cell>
          <table:table-cell office:value-type="float" office:value="12.3844495788186" calcext:value-type="float">
            <text:p>12.38444957881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6.6542662" calcext:value-type="float">
            <text:p>-6.6542662</text:p>
          </table:table-cell>
          <table:table-cell office:value-type="float" office:value="0.05" calcext:value-type="float">
            <text:p>0.05</text:p>
          </table:table-cell>
          <table:table-cell office:value-type="float" office:value="8.24386406959111" calcext:value-type="float">
            <text:p>8.243864069591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63345060000001" calcext:value-type="float">
            <text:p>0.563345060000001</text:p>
          </table:table-cell>
          <table:table-cell office:value-type="float" office:value="0.05" calcext:value-type="float">
            <text:p>0.05</text:p>
          </table:table-cell>
          <table:table-cell office:value-type="float" office:value="6.80011805407022" calcext:value-type="float">
            <text:p>6.800118054070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.9897286" calcext:value-type="float">
            <text:p>-2.9897286</text:p>
          </table:table-cell>
          <table:table-cell office:value-type="float" office:value="0.05" calcext:value-type="float">
            <text:p>0.05</text:p>
          </table:table-cell>
          <table:table-cell office:value-type="float" office:value="7.16490720255638" calcext:value-type="float">
            <text:p>7.164907202556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.0111146" calcext:value-type="float">
            <text:p>-3.0111146</text:p>
          </table:table-cell>
          <table:table-cell office:value-type="float" office:value="0.05" calcext:value-type="float">
            <text:p>0.05</text:p>
          </table:table-cell>
          <table:table-cell office:value-type="float" office:value="5.98179544889336" calcext:value-type="float">
            <text:p>5.981795448893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16712018" calcext:value-type="float">
            <text:p>-0.16712018</text:p>
          </table:table-cell>
          <table:table-cell office:value-type="float" office:value="0.05" calcext:value-type="float">
            <text:p>0.05</text:p>
          </table:table-cell>
          <table:table-cell office:value-type="float" office:value="3.92834827966924" calcext:value-type="float">
            <text:p>3.928348279669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4.00138432" calcext:value-type="float">
            <text:p>-4.00138432</text:p>
          </table:table-cell>
          <table:table-cell office:value-type="float" office:value="0.05" calcext:value-type="float">
            <text:p>0.05</text:p>
          </table:table-cell>
          <table:table-cell office:value-type="float" office:value="4.96655139144003" calcext:value-type="float">
            <text:p>4.96655139144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4.705552" calcext:value-type="float">
            <text:p>-4.705552</text:p>
          </table:table-cell>
          <table:table-cell office:value-type="float" office:value="0.05" calcext:value-type="float">
            <text:p>0.05</text:p>
          </table:table-cell>
          <table:table-cell office:value-type="float" office:value="4.04306993670355" calcext:value-type="float">
            <text:p>4.04306993670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.487407412" calcext:value-type="float">
            <text:p>-2.487407412</text:p>
          </table:table-cell>
          <table:table-cell office:value-type="float" office:value="0.05" calcext:value-type="float">
            <text:p>0.05</text:p>
          </table:table-cell>
          <table:table-cell office:value-type="float" office:value="3.68916228399956" calcext:value-type="float">
            <text:p>3.689162283999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2.38511852" calcext:value-type="float">
            <text:p>-2.38511852</text:p>
          </table:table-cell>
          <table:table-cell office:value-type="float" office:value="0.05" calcext:value-type="float">
            <text:p>0.05</text:p>
          </table:table-cell>
          <table:table-cell office:value-type="float" office:value="2.91550693163149" calcext:value-type="float">
            <text:p>2.915506931631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5.3692756" calcext:value-type="float">
            <text:p>-5.3692756</text:p>
          </table:table-cell>
          <table:table-cell office:value-type="float" office:value="0.05" calcext:value-type="float">
            <text:p>0.05</text:p>
          </table:table-cell>
          <table:table-cell office:value-type="float" office:value="1.80565073555417" calcext:value-type="float">
            <text:p>1.805650735554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4.522384" calcext:value-type="float">
            <text:p>-4.522384</text:p>
          </table:table-cell>
          <table:table-cell office:value-type="float" office:value="0.05" calcext:value-type="float">
            <text:p>0.05</text:p>
          </table:table-cell>
          <table:table-cell office:value-type="float" office:value="1.9693374709799" calcext:value-type="float">
            <text:p>1.96933747097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6.8832678" calcext:value-type="float">
            <text:p>-6.8832678</text:p>
          </table:table-cell>
          <table:table-cell office:value-type="float" office:value="0.05" calcext:value-type="float">
            <text:p>0.05</text:p>
          </table:table-cell>
          <table:table-cell office:value-type="float" office:value="2.52041722493572" calcext:value-type="float">
            <text:p>2.520417224935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0.8464074" calcext:value-type="float">
            <text:p>-10.8464074</text:p>
          </table:table-cell>
          <table:table-cell office:value-type="float" office:value="0.05" calcext:value-type="float">
            <text:p>0.05</text:p>
          </table:table-cell>
          <table:table-cell office:value-type="float" office:value="2.66005281063352" calcext:value-type="float">
            <text:p>2.660052810633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6.10585" calcext:value-type="float">
            <text:p>-16.10585</text:p>
          </table:table-cell>
          <table:table-cell office:value-type="float" office:value="0.05" calcext:value-type="float">
            <text:p>0.05</text:p>
          </table:table-cell>
          <table:table-cell office:value-type="float" office:value="2.777681922287" calcext:value-type="float">
            <text:p>2.7776819222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25.72013" calcext:value-type="float">
            <text:p>-25.72013</text:p>
          </table:table-cell>
          <table:table-cell office:value-type="float" office:value="0.05" calcext:value-type="float">
            <text:p>0.05</text:p>
          </table:table-cell>
          <table:table-cell office:value-type="float" office:value="1.81233108477728" calcext:value-type="float">
            <text:p>1.812331084777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38.589196" calcext:value-type="float">
            <text:p>-38.589196</text:p>
          </table:table-cell>
          <table:table-cell office:value-type="float" office:value="0.05" calcext:value-type="float">
            <text:p>0.05</text:p>
          </table:table-cell>
          <table:table-cell office:value-type="float" office:value="2.19637534725511" calcext:value-type="float">
            <text:p>2.196375347255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6.312898" calcext:value-type="float">
            <text:p>-56.312898</text:p>
          </table:table-cell>
          <table:table-cell office:value-type="float" office:value="0.05" calcext:value-type="float">
            <text:p>0.05</text:p>
          </table:table-cell>
          <table:table-cell office:value-type="float" office:value="2.10109334622953" calcext:value-type="float">
            <text:p>2.10109334622953</text:p>
          </table:table-cell>
        </table:table-row>
      </table:table>
      <table:named-expressions/>
      <table:database-ranges>
        <table:database-range table:name="__Anonymous_Sheet_DB__1" table:target-range-address="10Mrad_PreAnneal.A1:10Mrad_PreAnneal.D10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17p5Mrad_PreAnneal.A1:17p5Mrad_PreAnneal.D10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35Mrad_PreAnneal.A1:35Mrad_PreAnneal.D10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11:36:28.861103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48:22.802418763</meta:creation-date>
    <dc:date>2018-11-01T11:45:30.635766714</dc:date>
    <meta:editing-duration>PT1H50M45S</meta:editing-duration>
    <meta:editing-cycles>8</meta:editing-cycles>
    <meta:generator>LibreOffice/5.3.6.1$Linux_X86_64 LibreOffice_project/30$Build-1</meta:generator>
    <meta:document-statistic meta:table-count="4" meta:cell-count="764" meta:object-count="0"/>
  </office:meta>
</office:document-meta>
</file>